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6.572in"/>
    </style:style>
    <style:style style:name="co3" style:family="table-column">
      <style:table-column-properties fo:break-before="auto" style:column-width="6.0575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d62e4e"/>
    </style:style>
    <style:style style:name="T30" style:family="text">
      <style:text-properties fo:color="#81d41a"/>
    </style:style>
    <style:style style:name="T31" style:family="text">
      <style:text-properties fo:color="#111111"/>
    </style:style>
    <style:style style:name="T32" style:family="text">
      <style:text-properties fo:color="#669900"/>
    </style:style>
    <style:style style:name="T33" style:family="text">
      <style:text-properties fo:color="#cc9900"/>
    </style:style>
    <style:style style:name="T34" style:family="text">
      <style:text-properties fo:color="#ff3838"/>
    </style:style>
    <style:style style:name="T35" style:family="text">
      <style:text-properties fo:color="#996633"/>
    </style:style>
    <style:style style:name="T36" style:family="text">
      <style:text-properties fo:color="#ffff00"/>
    </style:style>
    <style:style style:name="T37"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60" table:default-cell-style-name="ce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5.2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2.0386in" svg:y="178.7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29">غیر محتاط طور پر</text:span> ،<text:span text:style-name="T23">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0">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span text:style-name="T6"> باہم عمودی</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1">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2">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3">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34">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3">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7">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3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5">00/00/0000</text:date>, <text:time style:data-style-name="N2" text:time-value="09:46:31.0424752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25T14:53:03.963364532</dc:date>
    <meta:editing-duration>P96DT20H16M25S</meta:editing-duration>
    <meta:editing-cycles>4247</meta:editing-cycles>
    <meta:generator>LibreOffice/6.4.7.2$Linux_X86_64 LibreOffice_project/40$Build-2</meta:generator>
    <meta:document-statistic meta:table-count="3" meta:cell-count="684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